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7e4" officeooo:paragraph-rsid="0009c7e4"/>
    </style:style>
    <style:style style:name="P2" style:family="paragraph" style:parent-style-name="Standard">
      <style:text-properties fo:font-size="13pt" fo:font-weight="bold" officeooo:rsid="0009c7e4" officeooo:paragraph-rsid="0009c7e4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9ee4b" officeooo:paragraph-rsid="0009ee4b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0a89dd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a020f0" style:font-name="lucidatypewriter" fo:font-size="10pt" style:font-size-asian="10pt"/>
    </style:style>
    <style:style style:name="T3" style:family="text">
      <style:text-properties fo:color="#228b22" style:font-name="lucidatypewriter" fo:font-size="10pt" style:font-size-asian="10pt"/>
    </style:style>
    <style:style style:name="T4" style:family="text">
      <style:text-properties officeooo:rsid="000a89dd"/>
    </style:style>
    <style:style style:name="T5" style:family="text">
      <style:text-properties fo:font-variant="normal" fo:text-transform="none" fo:color="#3c3c3c" style:font-name="Arial" fo:font-size="18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mera configuration:</text:p>
      <text:p text:style-name="P1"/>
      <text:p text:style-name="P1">Download 1.5 version of the x64 linux drivers</text:p>
      <text:p text:style-name="P1">Download the webcam usb package as a matlab add-on</text:p>
      <text:p text:style-name="P4"><text:span text:style-name="T4">Download the</text:span><text:bookmark text:name="title_add_on_294b9448-114b-4dc7-aae3-4b6b4f248b72"/><text:span text:style-name="T4"> Image Acquisition Toolbox Support Package for OS Generic Video Interface (optional)</text:span></text:p>
      <text:p text:style-name="P4"/>
      <text:p text:style-name="P3">Matlab test code:</text:p>
      <text:p text:style-name="P1"/>
      <text:p text:style-name="P1"><text:span text:style-name="T1">clear</text:span></text:p>
      <text:p text:style-name="Standard"><text:span text:style-name="T1">clc</text:span></text:p>
      <text:p text:style-name="Standard"><text:span text:style-name="T1">close </text:span><text:span text:style-name="T2">all</text:span></text:p>
      <text:p text:style-name="Standard"><text:span text:style-name="T2"><text:s/></text:span></text:p>
      <text:p text:style-name="Standard"><text:span text:style-name="T3">%camera list</text:span></text:p>
      <text:p text:style-name="Standard"><text:span text:style-name="T3">%-1: Depth camera</text:span></text:p>
      <text:p text:style-name="Standard"><text:span text:style-name="T3">%-2: RGB camera</text:span></text:p>
      <text:p text:style-name="Standard"><text:span text:style-name="T3">%-3: WebCam</text:span></text:p>
      <text:p text:style-name="Standard"><text:span text:style-name="T1">cam = webcam(2);</text:span></text:p>
      <text:p text:style-name="Standard"><text:span text:style-name="T1"><text:s/></text:span></text:p>
      <text:p text:style-name="Standard"><text:span text:style-name="T3">%get a preview of the selected camera</text:span></text:p>
      <text:p text:style-name="Standard"><text:span text:style-name="T1">preview(cam);</text:span></text:p>
      <text:p text:style-name="Standard"><text:span text:style-name="T1"><text:s/></text:span></text:p>
      <text:p text:style-name="Standard"><text:span text:style-name="T1">pause(10)</text:span></text:p>
      <text:p text:style-name="Standard"><text:span text:style-name="T1"><text:s/></text:span></text:p>
      <text:p text:style-name="Standard"><text:span text:style-name="T3">%close is needed if not the stream will stay alive and other cams cant be</text:span></text:p>
      <text:p text:style-name="Standard"><text:span text:style-name="T3">%opnened</text:span></text:p>
      <text:p text:style-name="Standard"><text:span text:style-name="T1">closePreview(cam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13:37.785682168</meta:creation-date>
    <dc:date>2018-10-08T11:21:04.237226793</dc:date>
    <meta:editing-duration>PT7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78" meta:character-count="478" meta:non-whitespace-character-count="415"/>
  </office:meta>
</office:document-meta>
</file>